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27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93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left" draw:textarea-vertical-align="top" draw:auto-grow-height="false" fo:min-height="2.345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3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2.617cm" fo:min-width="4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start="Extrémités_20_de_20_flèche_20_24" draw:marker-end="" draw:marker-end-width="0.3cm" draw:fill="none" loext:decorative="false"/>
      <style:paragraph-properties style:writing-mode="lr-tb"/>
    </style:style>
    <style:style style:name="gr14" style:family="graphic" style:parent-style-name="objectwithoutfill">
      <style:graphic-properties draw:marker-start="Extrémités_20_de_20_flèche_20_23" draw:marker-end="" draw:marker-end-width="0.3cm" draw:fill="none" draw:textarea-vertical-align="bottom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20" style:family="graphic" style:parent-style-name="standard">
      <style:graphic-properties draw:textarea-horizontal-align="left" draw:textarea-vertical-align="top" draw:auto-grow-height="false" fo:min-height="1.65cm" fo:min-width="6.5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16" draw:marker-end-width="0.3cm" draw:fill="none" draw:textarea-horizontal-align="right" draw:textarea-vertical-align="bottom" loext:decorative="false"/>
      <style:paragraph-properties style:writing-mode="lr-tb"/>
    </style:style>
    <style:style style:name="gr27" style:family="graphic" style:parent-style-name="objectwithoutfill">
      <style:graphic-properties draw:marker-end="Extrémités_20_de_20_flèche_20_21" draw:marker-end-width="0.3cm" draw:fill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loext:decorative="false"/>
      <style:paragraph-properties style:writing-mode="lr-tb"/>
    </style:style>
    <style:style style:name="gr29" style:family="graphic" style:parent-style-name="objectwithoutfill">
      <style:graphic-properties draw:marker-end="Extrémités_20_de_20_flèche_20_22" draw:marker-end-width="0.3cm" draw:fill="none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25" draw:marker-end-width="0.3cm" draw:fill="none" draw:textarea-horizontal-align="right" draw:textarea-vertical-align="bottom" loext:decorative="false"/>
      <style:paragraph-properties style:writing-mode="lr-tb"/>
    </style:style>
    <style:style style:name="gr31" style:family="graphic">
      <style:graphic-properties loext:decorative="false"/>
    </style:style>
    <style:style style:name="gr32" style:family="graphic" style:parent-style-name="objectwithoutfill">
      <style:graphic-properties draw:marker-start="Extrémités_20_de_20_flèche_20_26" draw:marker-end="" draw:marker-end-width="0.3cm" draw:fill="none" draw:textarea-horizontal-align="left" draw:textarea-vertical-align="top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="none"/>
      <style:paragraph-properties fo:text-align="center"/>
      <style:text-properties fo:color="#000000" loext:opacity="100%"/>
    </style:style>
    <style:style style:name="P3" style:family="paragraph">
      <style:paragraph-properties fo:text-align="start"/>
      <style:text-properties style:use-window-font-color="true" loext:opacity="0%"/>
    </style:style>
    <style:style style:name="P4" style:family="paragraph">
      <loext:graphic-properties draw:fill="none"/>
      <style:paragraph-properties fo:text-align="start"/>
      <style:text-properties style:use-window-font-color="true" loext:opacity="0%"/>
    </style:style>
    <style:style style:name="P5" style:family="paragraph">
      <style:paragraph-properties fo:text-align="center"/>
      <style:text-properties style:use-window-font-color="true" loext:opacity="0%"/>
    </style:style>
    <style:style style:name="P6" style:family="paragraph">
      <style:paragraph-properties fo:text-align="center" style:writing-mode="lr-tb"/>
      <style:text-properties style:use-window-font-color="true" loext:opacity="0%"/>
    </style:style>
    <style:style style:name="P7" style:family="paragraph">
      <style:paragraph-properties fo:text-align="center"/>
      <style:text-properties style:use-window-font-color="true" loext:opacity="0%"/>
    </style:style>
    <style:style style:name="P8" style:family="paragraph">
      <style:paragraph-properties fo:text-align="start" style:writing-mode="lr-tb"/>
      <style:text-properties style:use-window-font-color="true" loext:opacity="0%"/>
    </style:style>
    <style:style style:name="P9" style:family="paragraph">
      <loext:graphic-properties draw:fill="none"/>
      <style:paragraph-properties fo:text-align="center"/>
      <style:text-properties style:use-window-font-color="true" loext:opacity="0%"/>
    </style:style>
    <style:style style:name="P10" style:family="paragraph">
      <style:text-properties style:use-window-font-color="true" loext:opacity="0%"/>
    </style:style>
    <style:style style:name="P11" style:family="paragraph">
      <style:text-properties style:use-window-font-color="true" loext:opacity="0%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/>
    </style:style>
    <style:style style:name="P14" style:family="paragraph">
      <loext:graphic-properties draw:fill="none" draw:fill-color="#ffffff"/>
      <style:text-properties style:use-window-font-color="true" loext:opacity="0%"/>
    </style:style>
    <style:style style:name="P15" style:family="paragraph">
      <loext:graphic-properties draw:fill="none"/>
    </style:style>
    <style:style style:name="T1" style:family="text">
      <style:text-properties fo:color="#000000" loext:opacity="100%"/>
    </style:style>
    <style:style style:name="T2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17.775cm" svg:y1="9.1cm" svg:x2="17.775cm" svg:y2="14.25cm" draw:start-shape="id1" draw:start-glue-point="2" draw:end-shape="id2" draw:end-glue-point="0" svg:d="M17775 9100v5150" svg:viewBox="0 0 1 5151">
          <text:p text:style-name="P1"><text:span text:style-name="T1">1:n</text:span></text:p>
        </draw:connector>
        <draw:connector draw:style-name="gr2" draw:text-style-name="P4" draw:layer="layout" svg:x1="3.75cm" svg:y1="9.75cm" svg:x2="8.95cm" svg:y2="21.783cm" draw:start-shape="id3" draw:start-glue-point="2" draw:end-shape="id4" draw:end-glue-point="3" svg:d="M3750 9750v12033h5200" svg:viewBox="0 0 5201 12034">
          <text:p text:style-name="P3">1:0</text:p>
        </draw:connector>
        <draw:custom-shape draw:style-name="gr3" draw:text-style-name="P6" xml:id="id5" draw:id="id5" draw:layer="layout" svg:width="4.5cm" svg:height="2.5cm" svg:x="8.5cm" svg:y="1cm">
          <text:p text:style-name="P5">Langue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8.5cm" svg:y1="2.25cm" svg:x2="3.75cm" svg:y2="5.975cm" draw:start-shape="id5" draw:start-glue-point="3" draw:end-shape="id6" draw:end-glue-point="0" svg:d="M8500 2250h-4750v3725" svg:viewBox="0 0 4751 3726">
          <text:p text:style-name="P5">1:n</text:p>
        </draw:connector>
        <draw:connector draw:style-name="gr5" draw:text-style-name="P7" draw:layer="layout" svg:x1="17.775cm" svg:y1="5.35cm" svg:x2="13cm" svg:y2="2.25cm" draw:start-shape="id7" draw:start-glue-point="0" draw:end-shape="id5" draw:end-glue-point="1" svg:d="M17775 5350v-3100h-4775" svg:viewBox="0 0 4776 3101">
          <text:p text:style-name="P5">1:n</text:p>
        </draw:connector>
        <draw:g draw:style-name="gr6" xml:id="id3" draw:id="id3">
          <draw:custom-shape draw:style-name="gr7" draw:text-style-name="P6" xml:id="id6" draw:id="id6" draw:layer="layout" svg:width="5.5cm" svg:height="1.18cm" svg:x="1cm" svg:y="5.975cm">
            <text:p text:style-name="P5">Film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5.5cm" svg:height="2.595cm" svg:x="1cm" svg:y="7.155cm">
            <text:p text:style-name="P3">Titre</text:p>
            <text:p text:style-name="P3">Sous-titre </text:p>
            <text:p text:style-name="P3">Année</text:p>
            <draw:enhanced-geometry svg:viewBox="0 0 21600 21600" draw:type="rectangle" draw:enhanced-path="M 0 0 L 21600 0 21600 21600 0 21600 0 0 Z N"/>
          </draw:custom-shape>
        </draw:g>
        <draw:g draw:style-name="gr6" xml:id="id1" draw:id="id1">
          <draw:custom-shape draw:style-name="gr9" draw:text-style-name="P6" xml:id="id7" draw:id="id7" draw:layer="layout" svg:width="5.25cm" svg:height="0.883cm" svg:x="15.15cm" svg:y="5.35cm">
            <text:p text:style-name="P5">Série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5.25cm" svg:height="2.867cm" svg:x="15.15cm" svg:y="6.233cm">
            <text:p text:style-name="P3">Nom de la série</text:p>
            <text:p text:style-name="P3">Année</text:p>
            <text:p text:style-name="P3">Année fin</text:p>
            <text:p text:style-name="P3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6" xml:id="id9" draw:id="id9" draw:layer="layout" svg:width="3.25cm" svg:height="1.75cm" svg:x="9cm" svg:y="6.35cm">
          <text:p text:style-name="P5">Acteur</text:p>
          <draw:enhanced-geometry svg:viewBox="0 0 21600 21600" draw:type="rectangle" draw:enhanced-path="M 0 0 L 21600 0 21600 21600 0 21600 0 0 Z N"/>
        </draw:custom-shape>
        <draw:custom-shape draw:style-name="gr12" draw:text-style-name="P6" xml:id="id8" draw:id="id8" draw:layer="layout" svg:width="4.75cm" svg:height="1.75cm" svg:x="8.25cm" svg:y="4.1cm">
          <text:p text:style-name="P5">Réalisateur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.5cm" svg:y1="7.225cm" svg:x2="8.25cm" svg:y2="4.975cm" draw:end-shape="id8" draw:end-glue-point="3" svg:d="M6500 7225h625v-2250h1125" svg:viewBox="0 0 1751 2251">
          <text:p text:style-name="P5">0:1</text:p>
        </draw:connector>
        <draw:connector draw:style-name="gr14" draw:text-style-name="P9" draw:layer="layout" svg:x1="15.15cm" svg:y1="16.093cm" svg:x2="13cm" svg:y2="4.975cm" draw:start-shape="id2" draw:start-glue-point="3" draw:end-shape="id8" draw:end-glue-point="1" svg:d="M15150 16093h-1075v-11118h-1075" svg:viewBox="0 0 2151 11119">
          <text:p text:style-name="P5">0:1</text:p>
        </draw:connector>
        <draw:connector draw:style-name="gr15" draw:text-style-name="P9" draw:layer="layout" svg:x1="6.5cm" svg:y1="7.225cm" svg:x2="9cm" svg:y2="7.225cm" draw:end-shape="id9" draw:end-glue-point="3" svg:d="M6500 7225h2500" svg:viewBox="0 0 2501 1">
          <text:p text:style-name="P5">0:n</text:p>
        </draw:connector>
        <draw:connector draw:style-name="gr16" draw:text-style-name="P9" draw:layer="layout" svg:x1="15.15cm" svg:y1="7.225cm" svg:x2="12.25cm" svg:y2="7.225cm" draw:start-shape="id1" draw:start-glue-point="3" draw:end-shape="id9" draw:end-glue-point="1" svg:d="M15150 7225h-2900" svg:viewBox="0 0 2901 1">
          <text:p text:style-name="P5">0:n</text:p>
        </draw:connector>
        <draw:g draw:style-name="gr6" xml:id="id14" draw:id="id14">
          <draw:custom-shape draw:style-name="gr17" draw:text-style-name="P6" xml:id="id4" draw:id="id4" draw:layer="layout" svg:width="4cm" svg:height="1.667cm" svg:x="8.95cm" svg:y="20.95cm">
            <text:p text:style-name="P5">Vidéo</text:p>
            <draw:enhanced-geometry svg:viewBox="0 0 21600 21600" draw:type="rectangle" draw:enhanced-path="M 0 0 L 21600 0 21600 21600 0 21600 0 0 Z N"/>
          </draw:custom-shape>
          <draw:custom-shape draw:style-name="gr18" draw:text-style-name="P8" xml:id="id10" draw:id="id10" draw:layer="layout" svg:width="4cm" svg:height="3.333cm" svg:x="8.95cm" svg:y="22.617cm">
            <text:p text:style-name="P3">Qualité</text:p>
            <text:p text:style-name="P3">Durée</text:p>
            <text:p text:style-name="P3">Sous-Titres</text:p>
            <text:p text:style-name="P3">Lien fichier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11" draw:layer="layout" draw:line-skew="0cm -7.499cm" svg:x1="10.75cm" svg:y1="1cm" svg:x2="8.95cm" svg:y2="24.283cm" draw:start-shape="id5" draw:start-glue-point="0" draw:end-shape="id10" draw:end-glue-point="3" svg:d="M10750 1000v-501h-10250v23784h8450" svg:viewBox="0 0 10251 23785">
          <text:p text:style-name="P10">0:1</text:p>
        </draw:connector>
        <draw:g draw:style-name="gr6">
          <draw:custom-shape draw:style-name="gr20" draw:text-style-name="P8" draw:layer="layout" svg:width="7cm" svg:height="1.9cm" svg:x="5.25cm" svg:y="18.35cm">
            <text:p text:style-name="P3">Titre_VO</text:p>
            <text:p text:style-name="P3">Sous-titres_VO</text:p>
            <draw:enhanced-geometry svg:viewBox="0 0 21600 21600" draw:type="rectangle" draw:enhanced-path="M 0 0 L 21600 0 21600 21600 0 21600 0 0 Z N"/>
          </draw:custom-shape>
          <draw:custom-shape draw:style-name="gr21" draw:text-style-name="P6" xml:id="id11" draw:id="id11" draw:layer="layout" svg:width="7cm" svg:height="1cm" svg:x="5.25cm" svg:y="17.35cm">
            <text:p text:style-name="P5">Index de recherche</text:p>
            <draw:enhanced-geometry svg:viewBox="0 0 21600 21600" draw:type="rectangle" draw:enhanced-path="M 0 0 L 21600 0 21600 21600 0 21600 0 0 Z N"/>
          </draw:custom-shape>
        </draw:g>
        <draw:connector draw:style-name="gr22" draw:text-style-name="P9" draw:layer="layout" draw:line-skew="-0.3cm" svg:x1="3.75cm" svg:y1="9.75cm" svg:x2="8.75cm" svg:y2="17.35cm" draw:start-shape="id3" draw:start-glue-point="2" draw:end-shape="id11" draw:end-glue-point="0" svg:d="M3750 9750v3500h5000v4100" svg:viewBox="0 0 5001 7601">
          <text:p text:style-name="P5">0:n</text:p>
        </draw:connector>
        <draw:connector draw:style-name="gr23" draw:text-style-name="P9" draw:layer="layout" svg:x1="17.775cm" svg:y1="9.1cm" svg:x2="8.75cm" svg:y2="17.35cm" draw:start-shape="id1" draw:start-glue-point="2" draw:end-shape="id11" draw:end-glue-point="0" svg:d="M17775 9100v4125h-9025v4125" svg:viewBox="0 0 9026 8251">
          <text:p text:style-name="P5">0:n</text:p>
        </draw:connector>
        <draw:g draw:style-name="gr6" xml:id="id13" draw:id="id13">
          <draw:custom-shape draw:style-name="gr24" draw:text-style-name="P13" draw:layer="layout" svg:width="5.75cm" svg:height="1cm" svg:x="14.9cm" svg:y="21.95cm">
            <text:p text:style-name="P12">Épisode</text:p>
            <draw:enhanced-geometry svg:viewBox="0 0 21600 21600" draw:type="rectangle" draw:enhanced-path="M 0 0 L 21600 0 21600 21600 0 21600 0 0 Z N"/>
          </draw:custom-shape>
          <draw:custom-shape draw:style-name="gr25" draw:text-style-name="P8" draw:layer="layout" svg:width="5.75cm" svg:height="2cm" svg:x="14.9cm" svg:y="22.95cm">
            <text:p text:style-name="P3">Nom de l’épisode</text:p>
            <text:p text:style-name="P3">N° de l’épisode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6" xml:id="id12" draw:id="id12" draw:layer="layout" svg:width="3.25cm" svg:height="1.75cm" svg:x="9cm" svg:y="8.7cm">
          <text:p text:style-name="P5">Genre</text:p>
          <draw:enhanced-geometry svg:viewBox="0 0 21600 21600" draw:type="rectangle" draw:enhanced-path="M 0 0 L 21600 0 21600 21600 0 21600 0 0 Z N"/>
        </draw:custom-shape>
        <draw:connector draw:style-name="gr26" draw:text-style-name="P9" draw:layer="layout" svg:x1="6.5cm" svg:y1="7.862cm" svg:x2="9cm" svg:y2="9.575cm" draw:start-shape="id3" draw:start-glue-point="1" draw:end-shape="id12" draw:end-glue-point="3" svg:d="M6500 7862h1250v1713h1250" svg:viewBox="0 0 2501 1714">
          <text:p text:style-name="P5">1:n</text:p>
        </draw:connector>
        <draw:g draw:style-name="gr6" xml:id="id2" draw:id="id2">
          <draw:custom-shape draw:style-name="gr9" draw:text-style-name="P6" draw:layer="layout" svg:width="5.25cm" svg:height="0.883cm" svg:x="15.15cm" svg:y="14.25cm">
            <text:p text:style-name="P5">Saison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5.25cm" svg:height="2.867cm" svg:x="15.15cm" svg:y="15.069cm">
            <text:p text:style-name="P3">Titre</text:p>
            <text:p text:style-name="P3">Numéro</text:p>
            <text:p text:style-name="P12"/>
            <draw:enhanced-geometry svg:viewBox="0 0 21600 21600" draw:type="rectangle" draw:enhanced-path="M 0 0 L 21600 0 21600 21600 0 21600 0 0 Z N"/>
          </draw:custom-shape>
        </draw:g>
        <draw:connector draw:style-name="gr27" draw:text-style-name="P9" draw:layer="layout" svg:x1="17.775cm" svg:y1="17.936cm" svg:x2="17.775cm" svg:y2="21.95cm" draw:start-shape="id2" draw:start-glue-point="2" draw:end-shape="id13" draw:end-glue-point="0" svg:d="M17775 17936v4014" svg:viewBox="0 0 1 4015">
          <text:p/>
        </draw:connector>
        <draw:frame draw:style-name="gr28" draw:text-style-name="P14" draw:layer="layout" svg:width="1.385cm" svg:height="0.962cm" svg:x="17.083cm" svg:y="18.75cm">
          <draw:text-box>
            <text:p text:style-name="P10">1:n</text:p>
          </draw:text-box>
        </draw:frame>
        <draw:connector draw:style-name="gr29" draw:text-style-name="P9" draw:layer="layout" svg:x1="14.9cm" svg:y1="23.45cm" svg:x2="12.95cm" svg:y2="23.45cm" draw:start-shape="id13" draw:start-glue-point="3" draw:end-shape="id14" draw:end-glue-point="1" svg:d="M14900 23450h-1950" svg:viewBox="0 0 1951 1">
          <text:p text:style-name="P5">0:1</text:p>
        </draw:connector>
        <draw:custom-shape draw:style-name="gr11" draw:text-style-name="P6" xml:id="id15" draw:id="id15" draw:layer="layout" svg:width="3.25cm" svg:height="1.75cm" svg:x="9cm" svg:y="11cm">
          <text:p text:style-name="P5">Métrage</text:p>
          <draw:enhanced-geometry svg:viewBox="0 0 21600 21600" draw:type="rectangle" draw:enhanced-path="M 0 0 L 21600 0 21600 21600 0 21600 0 0 Z N"/>
        </draw:custom-shape>
        <draw:connector draw:style-name="gr30" draw:text-style-name="P9" draw:layer="layout" svg:x1="3.75cm" svg:y1="9.75cm" svg:x2="9cm" svg:y2="11.875cm" draw:start-shape="id3" draw:start-glue-point="2" draw:end-shape="id15" draw:end-glue-point="3" svg:d="M3750 9750v2125h5250" svg:viewBox="0 0 5251 2126">
          <text:p text:style-name="P5">1:n</text:p>
        </draw:connector>
        <draw:g draw:style-name="gr31">
          <draw:connector draw:style-name="gr32" draw:text-style-name="P9" draw:layer="layout" svg:x1="17.775cm" svg:y1="14.25cm" svg:x2="12.25cm" svg:y2="9.575cm" draw:start-shape="id2" draw:start-glue-point="0" draw:end-shape="id12" draw:end-glue-point="1" svg:d="M17775 14250v-4675h-5525" svg:viewBox="0 0 5526 4676">
            <text:p text:style-name="P5">1:n</text:p>
          </draw:connector>
          <draw:frame draw:style-name="gr33" draw:text-style-name="P15" draw:layer="layout" svg:width="1.385cm" svg:height="0.963cm" svg:x="17.615cm" svg:y="13.25cm">
            <draw:text-box>
              <text:p><text:span text:style-name="T2">1: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9-03T15:48:44.080478391</dc:date>
    <meta:editing-duration>PT2H19M59S</meta:editing-duration>
    <meta:editing-cycles>17</meta:editing-cycles>
    <meta:generator>LibreOffice/25.2.5.2$Linux_X86_64 LibreOffice_project/fb4792146257752f54eab576deb869869b108571</meta:generator>
    <meta:document-statistic meta:object-count="42"/>
  </office:meta>
</office:document-meta>
</file>